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lan" style:family="table">
      <style:table-properties style:width="6.925in" table:align="margins" style:may-break-between-rows="true" table:border-model="collapsing"/>
    </style:style>
    <style:style style:name="Plan.A" style:family="table-column">
      <style:table-column-properties style:column-width="3.4625in" style:rel-column-width="32767*"/>
    </style:style>
    <style:style style:name="Plan.B" style:family="table-column">
      <style:table-column-properties style:column-width="3.4625in" style:rel-column-width="32768*"/>
    </style:style>
    <style:style style:name="Plan.A1" style:family="table-cell">
      <style:table-cell-properties fo:background-color="#00599d" fo:padding="0in" fo:border-left="none" fo:border-right="none" fo:border-top="none" fo:border-bottom="0.75pt solid #00599d" style:writing-mode="page">
        <style:background-image/>
      </style:table-cell-properties>
    </style:style>
    <style:style style:name="Plan.A2" style:family="table-cell">
      <style:table-cell-properties fo:background-color="transparent" fo:padding="0in" fo:border-left="0.75pt solid #00599d" fo:border-right="none" fo:border-top="none" fo:border-bottom="none" style:writing-mode="page">
        <style:background-image/>
      </style:table-cell-properties>
    </style:style>
    <style:style style:name="Plan.B2" style:family="table-cell">
      <style:table-cell-properties fo:background-color="transparent" fo:padding="0in" fo:border-left="none" fo:border-right="0.75pt solid #00599d" fo:border-top="none" fo:border-bottom="none" style:writing-mode="page">
        <style:background-image/>
      </style:table-cell-properties>
    </style:style>
    <style:style style:name="Plan.A3" style:family="table-cell">
      <style:table-cell-properties fo:background-color="#dddddd" fo:padding="0in" fo:border-left="0.75pt solid #00599d" fo:border-right="none" fo:border-top="none" fo:border-bottom="none" style:writing-mode="page">
        <style:background-image/>
      </style:table-cell-properties>
    </style:style>
    <style:style style:name="Plan.B3" style:family="table-cell">
      <style:table-cell-properties fo:background-color="#dddddd" fo:padding="0in" fo:border-left="none" fo:border-right="0.75pt solid #00599d" fo:border-top="none" fo:border-bottom="none" style:writing-mode="page">
        <style:background-image/>
      </style:table-cell-properties>
    </style:style>
    <style:style style:name="Plan.A1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Plan.B1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Title">
      <style:text-properties style:font-name="Arial"/>
    </style:style>
    <style:style style:name="P2" style:family="paragraph" style:parent-style-name="Text_20_body">
      <style:text-properties style:font-name="Arial" officeooo:rsid="0030e949" officeooo:paragraph-rsid="0030e949"/>
    </style:style>
    <style:style style:name="P3" style:family="paragraph" style:parent-style-name="Heading_20_1">
      <style:paragraph-properties fo:line-height="100%"/>
      <style:text-properties style:font-name="Arial"/>
    </style:style>
    <style:style style:name="P4" style:family="paragraph" style:parent-style-name="Standard">
      <style:paragraph-properties fo:line-height="100%"/>
      <style:text-properties style:font-name="Arial" fo:font-style="normal" fo:font-weight="normal" officeooo:rsid="001706db" officeooo:paragraph-rsid="0017624e" style:font-style-asian="normal" style:font-weight-asian="normal" style:font-style-complex="normal" style:font-weight-complex="normal"/>
    </style:style>
    <style:style style:name="P5" style:family="paragraph" style:parent-style-name="Standard">
      <style:paragraph-properties fo:line-height="100%"/>
      <style:text-properties style:font-name="Arial" fo:font-weight="normal" officeooo:rsid="000684b6" officeooo:paragraph-rsid="00131866" style:font-weight-asian="normal" style:font-weight-complex="normal"/>
    </style:style>
    <style:style style:name="P6" style:family="paragraph" style:parent-style-name="Heading_20_1">
      <style:paragraph-properties fo:line-height="100%"/>
      <style:text-properties fo:color="#3465a4" loext:opacity="100%" style:font-name="Arial"/>
    </style:style>
    <style:style style:name="P7" style:family="paragraph" style:parent-style-name="Standard">
      <style:paragraph-properties fo:line-height="100%"/>
      <style:text-properties style:font-name="Arial" fo:font-weight="normal" officeooo:rsid="00131866" officeooo:paragraph-rsid="00255f7b" style:font-weight-asian="normal" style:font-weight-complex="normal"/>
    </style:style>
    <style:style style:name="P8" style:family="paragraph" style:parent-style-name="Standard">
      <style:paragraph-properties fo:line-height="100%"/>
      <style:text-properties style:font-name="Arial" fo:font-weight="normal" officeooo:rsid="00131866" officeooo:paragraph-rsid="00131866" style:font-weight-asian="normal" style:font-weight-complex="normal"/>
    </style:style>
    <style:style style:name="P9" style:family="paragraph" style:parent-style-name="Standard">
      <style:paragraph-properties fo:line-height="100%"/>
      <style:text-properties style:font-name="Arial" fo:font-weight="normal" officeooo:rsid="002430e5" officeooo:paragraph-rsid="002430e5" style:font-weight-asian="normal" style:font-weight-complex="normal"/>
    </style:style>
    <style:style style:name="P10" style:family="paragraph" style:parent-style-name="Standard">
      <style:paragraph-properties fo:line-height="100%"/>
      <style:text-properties style:font-name="Arial" fo:font-weight="normal" officeooo:rsid="0029036a" officeooo:paragraph-rsid="002a8504" style:font-weight-asian="normal" style:font-weight-complex="normal"/>
    </style:style>
    <style:style style:name="P11" style:family="paragraph" style:parent-style-name="Standard">
      <style:paragraph-properties fo:line-height="100%"/>
      <style:text-properties style:font-name="Arial" fo:font-weight="normal" officeooo:rsid="002a8504" officeooo:paragraph-rsid="002a8504" style:font-weight-asian="normal" style:font-weight-complex="normal"/>
    </style:style>
    <style:style style:name="P12" style:family="paragraph" style:parent-style-name="Standard">
      <style:paragraph-properties fo:line-height="100%"/>
      <style:text-properties style:font-name="Arial" fo:font-weight="normal" officeooo:rsid="0007cddd" officeooo:paragraph-rsid="0007cddd" style:font-weight-asian="normal" style:font-weight-complex="normal"/>
    </style:style>
    <style:style style:name="P13" style:family="paragraph" style:parent-style-name="Standard">
      <style:paragraph-properties fo:line-height="100%"/>
      <style:text-properties style:font-name="Arial" fo:font-weight="normal" officeooo:rsid="00092b7c" officeooo:paragraph-rsid="00092b7c" style:font-weight-asian="normal" style:font-weight-complex="normal"/>
    </style:style>
    <style:style style:name="P14" style:family="paragraph" style:parent-style-name="Standard">
      <style:paragraph-properties fo:line-height="100%"/>
      <style:text-properties style:font-name="Arial" fo:font-weight="normal" officeooo:rsid="000ad25e" officeooo:paragraph-rsid="000ad25e" style:font-weight-asian="normal" style:font-weight-complex="normal"/>
    </style:style>
    <style:style style:name="P15" style:family="paragraph" style:parent-style-name="Standard">
      <style:paragraph-properties fo:line-height="100%"/>
      <style:text-properties style:font-name="Arial" fo:font-weight="normal" officeooo:rsid="000c8546" officeooo:paragraph-rsid="000c8546" style:font-weight-asian="normal" style:font-weight-complex="normal"/>
    </style:style>
    <style:style style:name="P16" style:family="paragraph" style:parent-style-name="Standard">
      <style:paragraph-properties fo:line-height="100%"/>
      <style:text-properties style:font-name="Arial" fo:font-weight="normal" officeooo:rsid="000d86c1" officeooo:paragraph-rsid="000d86c1" style:font-weight-asian="normal" style:font-weight-complex="normal"/>
    </style:style>
    <style:style style:name="P17" style:family="paragraph" style:parent-style-name="Standard">
      <style:paragraph-properties fo:line-height="100%"/>
      <style:text-properties fo:font-weight="normal" officeooo:rsid="000d86c1" officeooo:paragraph-rsid="000d86c1" style:font-weight-asian="normal" style:font-weight-complex="normal"/>
    </style:style>
    <style:style style:name="P18" style:family="paragraph" style:parent-style-name="Standard">
      <style:paragraph-properties fo:line-height="100%"/>
      <style:text-properties style:font-name="Arial" fo:font-weight="normal" officeooo:rsid="000e78a6" officeooo:paragraph-rsid="000d86c1" style:font-weight-asian="normal" style:font-weight-complex="normal"/>
    </style:style>
    <style:style style:name="P19" style:family="paragraph" style:parent-style-name="Standard">
      <style:paragraph-properties fo:line-height="100%"/>
      <style:text-properties style:font-name="Arial" fo:font-weight="normal" officeooo:rsid="00255f7b" officeooo:paragraph-rsid="00255f7b" style:font-weight-asian="normal" style:font-weight-complex="normal"/>
    </style:style>
    <style:style style:name="P20" style:family="paragraph" style:parent-style-name="Standard">
      <style:paragraph-properties fo:line-height="100%"/>
      <style:text-properties style:font-name="Arial" fo:font-weight="normal" officeooo:rsid="002586c3" officeooo:paragraph-rsid="002586c3" style:font-weight-asian="normal" style:font-weight-complex="normal"/>
    </style:style>
    <style:style style:name="P21" style:family="paragraph" style:parent-style-name="Standard">
      <style:paragraph-properties fo:line-height="100%"/>
      <style:text-properties style:font-name="Arial" fo:font-weight="normal" officeooo:rsid="001b5539" officeooo:paragraph-rsid="001b5539" style:font-weight-asian="normal" style:font-weight-complex="normal"/>
    </style:style>
    <style:style style:name="P22" style:family="paragraph" style:parent-style-name="Heading_20_1">
      <style:paragraph-properties fo:line-height="100%"/>
      <style:text-properties style:font-name="Arial" officeooo:paragraph-rsid="002bfaad"/>
    </style:style>
    <style:style style:name="P23" style:family="paragraph" style:parent-style-name="Standard">
      <style:paragraph-properties fo:line-height="100%"/>
      <style:text-properties style:font-name="Arial" fo:font-weight="normal" officeooo:rsid="0010b3cb" officeooo:paragraph-rsid="0010b3cb" style:font-weight-asian="normal" style:font-weight-complex="normal"/>
    </style:style>
    <style:style style:name="P24" style:family="paragraph" style:parent-style-name="Standard">
      <style:paragraph-properties fo:line-height="100%"/>
      <style:text-properties style:font-name="Arial" fo:font-weight="normal" officeooo:rsid="001b5539" officeooo:paragraph-rsid="00041162" style:font-weight-asian="normal" style:font-weight-complex="normal"/>
    </style:style>
    <style:style style:name="P25" style:family="paragraph" style:parent-style-name="Table_20_Contents">
      <style:paragraph-properties fo:line-height="100%" fo:text-align="start" style:justify-single-word="false"/>
      <style:text-properties fo:color="#ffffff" loext:opacity="100%" style:text-outline="false" style:text-line-through-style="none" style:text-line-through-type="none" style:font-name="Arial" fo:font-size="12pt" fo:font-style="normal" fo:text-shadow="none" style:text-underline-style="none" fo:font-weight="bold" officeooo:rsid="001fcc50" officeooo:paragraph-rsid="001fcc50"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fcc50" officeooo:paragraph-rsid="001fcc5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d7caa" officeooo:paragraph-rsid="002d7ca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09813" officeooo:paragraph-rsid="0030981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0e04b" officeooo:paragraph-rsid="0030e04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309813" officeooo:paragraph-rsid="00309813"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Heading_20_1">
      <style:paragraph-properties fo:line-height="100%"/>
      <style:text-properties fo:color="#3465a4" loext:opacity="100%" style:font-name="Arial" officeooo:rsid="0029036a" officeooo:paragraph-rsid="0029036a"/>
    </style:style>
    <style:style style:name="P32" style:family="paragraph" style:parent-style-name="Text_20_body">
      <style:paragraph-properties fo:line-height="100%"/>
      <style:text-properties style:use-window-font-color="true" loext:opacity="0%" style:font-name="Arial" officeooo:rsid="0030e04b" officeooo:paragraph-rsid="0030e04b"/>
    </style:style>
    <style:style style:name="T1" style:family="text">
      <style:text-properties fo:font-weight="bold" style:font-weight-asian="bold" style:font-weight-complex="bold"/>
    </style:style>
    <style:style style:name="T2" style:family="text">
      <style:text-properties fo:color="#3465a4" loext:opacity="100%" officeooo:rsid="0010b3cb"/>
    </style:style>
    <style:style style:name="T3" style:family="text">
      <style:text-properties fo:color="#3465a4" loext:opacity="100%"/>
    </style:style>
    <style:style style:name="T4" style:family="text">
      <style:text-properties officeooo:rsid="00217caf"/>
    </style:style>
    <style:style style:name="T5" style:family="text">
      <style:text-properties officeooo:rsid="002d7caa"/>
    </style:style>
    <style:style style:name="T6" style:family="text">
      <style:text-properties officeooo:rsid="0007cddd"/>
    </style:style>
    <style:style style:name="T7" style:family="text">
      <style:text-properties officeooo:rsid="002bfaad"/>
    </style:style>
    <style:style style:name="T8" style:family="text">
      <style:text-properties officeooo:rsid="0017624e"/>
    </style:style>
    <style:style style:name="T9" style:family="text">
      <style:text-properties officeooo:rsid="001bfdd7"/>
    </style:style>
    <style:style style:name="T10" style:family="text">
      <style:text-properties officeooo:rsid="000e78a6"/>
    </style:style>
    <style:style style:name="T11" style:family="text">
      <style:text-properties officeooo:rsid="0014d79c"/>
    </style:style>
    <style:style style:name="T12" style:family="text">
      <style:text-properties officeooo:rsid="002e571d"/>
    </style:style>
    <style:style style:name="T13" style:family="text">
      <style:text-properties officeooo:rsid="00226c54"/>
    </style:style>
    <style:style style:name="T14" style:family="text">
      <style:text-properties officeooo:rsid="002282a0"/>
    </style:style>
    <style:style style:name="T15" style:family="text">
      <style:text-properties officeooo:rsid="002430e5"/>
    </style:style>
    <style:style style:name="T16" style:family="text">
      <style:text-properties officeooo:rsid="00255f7b"/>
    </style:style>
    <style:style style:name="T17" style:family="text">
      <style:text-properties officeooo:rsid="000d86c1"/>
    </style:style>
    <style:style style:name="T18" style:family="text">
      <style:text-properties officeooo:rsid="00255129"/>
    </style:style>
    <style:style style:name="T19" style:family="text">
      <style:text-properties officeooo:rsid="002a8504"/>
    </style:style>
    <style:style style:name="T20" style:family="text">
      <style:text-properties officeooo:rsid="002b2f1d"/>
    </style:style>
    <style:style style:name="T21" style:family="text">
      <style:text-properties officeooo:rsid="0029036a"/>
    </style:style>
    <style:style style:name="T22" style:family="text">
      <style:text-properties officeooo:rsid="0011da6f"/>
    </style:style>
    <style:style style:name="T23" style:family="text">
      <style:text-properties officeooo:rsid="00092b7c"/>
    </style:style>
    <style:style style:name="T24" style:family="text">
      <style:text-properties officeooo:rsid="000c8546"/>
    </style:style>
    <style:style style:name="T25" style:family="text">
      <style:text-properties officeooo:rsid="0010b3cb"/>
    </style:style>
    <style:style style:name="T26" style:family="text">
      <style:text-properties style:font-name="Arial"/>
    </style:style>
    <style:style style:name="T27" style:family="text">
      <style:text-properties style:font-name="Arial" officeooo:rsid="000e78a6"/>
    </style:style>
    <style:style style:name="T28" style:family="text">
      <style:text-properties officeooo:rsid="002586c3"/>
    </style:style>
    <style:style style:name="T29" style:family="text">
      <style:text-properties officeooo:rsid="00278533"/>
    </style:style>
    <style:style style:name="T30" style:family="text">
      <style:text-properties fo:color="#3465a4" loext:opacity="100%" officeooo:rsid="001bfdd7"/>
    </style:style>
    <style:style style:name="T31" style:family="text">
      <style:text-properties officeooo:rsid="002f2c9a"/>
    </style:style>
    <style:style style:name="T32" style:family="text">
      <style:text-properties officeooo:rsid="0030e04b"/>
    </style:style>
    <style:style style:name="T33" style:family="text">
      <style:text-properties officeooo:rsid="003226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Data Visualization and Predictive Analysis Tool for Urban Planning in Dundee</text:p>
      <text:p text:style-name="P2"><text:span text:style-name="T1">Student Name:</text:span> Omer Hakan KILIC <text:span text:style-name="T1">Student No:</text:span> 2614897 <text:span text:style-name="T1">Advisor Name:</text:span> Vladimir Janjic</text:p>
      <text:h text:style-name="P3" text:outline-level="1"><text:span text:style-name="T2">S</text:span><text:span text:style-name="T3">ummary of the </text:span><text:span text:style-name="T2">A</text:span><text:span text:style-name="T3">ims and </text:span><text:span text:style-name="T2">O</text:span><text:span text:style-name="T3">bjectives</text:span></text:h>
      <text:p text:style-name="P4">This project addresses the problem of urban planners lacking technical skills to gather and visualize data. Urban planners need to visualize data and see the trends within a<text:span text:style-name="T4">ny</text:span> data <text:s/>to make more informed decisions. There are already applications such as Digimap which addresses this problem. It shows a lot of data in a visualized format on a map. However, Digimap <text:span text:style-name="T5">and similar tools</text:span> do <text:span text:style-name="T5">not</text:span> show foot traffic, <text:span text:style-name="T6">vehicle traffic and bicycle traffic </text:span><text:span text:style-name="T7">data specifically</text:span><text:span text:style-name="T6">. </text:span>On platforms such as Google Maps it is possible to <text:span text:style-name="T5">get visual representation of the real-time </text:span>data relating to this topic, <text:span text:style-name="T5">however</text:span> it is not possible to see the trends over time. <text:span text:style-name="T8">Therefore, this project aims to fill the gap in existing tools, primarily for urban planning. </text:span><text:span text:style-name="T6">To achieve this, this project aims to create a visual </text:span><text:span text:style-name="T8">tool</text:span><text:span text:style-name="T6"> operable by non-technical people showing concentration of people, vehicles and bikes during certain times and at certain locations in Dundee.</text:span></text:p>
      <text:p text:style-name="P5"/>
      <text:h text:style-name="P6" text:outline-level="1"><text:span text:style-name="T9">S</text:span>ummary of <text:span text:style-name="T9">B</text:span>ackground <text:span text:style-name="T9">R</text:span>esearch</text:h>
      <text:p text:style-name="P7">In terms of background research I started with reading <text:span text:style-name="T10">AC41011 - Advanced Big Data Analysis module </text:span>content. After I familiarized myself with <text:span text:style-name="T11">general concepts I decided to </text:span><text:span text:style-name="T4">look online to find datasets which I can use for my project. Initially, I wanted to tackle a problem related to bus and public transportation. However, </text:span><text:span text:style-name="T12">through my research, </text:span><text:span text:style-name="T13">I </text:span><text:span text:style-name="T12">found out</text:span><text:span text:style-name="T13"> that </text:span><text:span text:style-name="T4">since public buses are </text:span><text:span text:style-name="T13">operated by private companies </text:span><text:span text:style-name="T12">there is no data available for public</text:span><text:span text:style-name="T14">. After </text:span><text:span text:style-name="T12">re</text:span><text:span text:style-name="T14">searching more I found out about the website opendata.scot </text:span><text:span text:style-name="T15">which is a portal containing datasets related to Scotland. I browsed the website to find a dataset which is interesting and can help me solve a problem. I found datasets containing analyzed CCTV footage for each month published by Dundee city council. </text:span><text:span text:style-name="T16">Portal directed me into </text:span><text:a xlink:type="simple" xlink:href="https://data.dundeecity.gov.uk/" text:style-name="Internet_20_link" text:visited-style-name="Visited_20_Internet_20_Link"><text:span text:style-name="T17">https://data.dundeecity.gov.uk</text:span></text:a><text:span text:style-name="T15">. </text:span><text:span text:style-name="T18">After that I reviewed the dataset to find out which problem it can help me to solve. This led me to my current design stated above.</text:span></text:p>
      <text:p text:style-name="P8"/>
      <text:p text:style-name="P9"/>
      <text:h text:style-name="P3" text:outline-level="1"><text:span text:style-name="T2">T</text:span><text:span text:style-name="T3">he </text:span><text:span text:style-name="T2">M</text:span><text:span text:style-name="T3">ain </text:span><text:span text:style-name="T2">F</text:span><text:span text:style-name="T3">eatures</text:span></text:h>
      <text:p text:style-name="P10">This application will <text:span text:style-name="T12">be </text:span>a desktop application prioritizing ease of use by non-technical people such as urban planners. The application will have 2 different tabs. One of them will be a tab that shows <text:span text:style-name="T19">a map. There will be check-boxes and sliders which are able to filter features of the dataset. According to the filtering done, map will be colored in a way to represent past </text:span><text:soft-page-break/><text:span text:style-name="T19">trends in the data. Second tab will be for the machine learning aspect of the project. User will enter some parameters </text:span><text:span text:style-name="T20">to text-fields</text:span><text:span text:style-name="T19"> and the machine learning model will make a prediction.</text:span></text:p>
      <text:p text:style-name="P11"><text:s/></text:p>
      <text:p text:style-name="P12">Main features of this <text:span text:style-name="T21">application</text:span> <text:span text:style-name="T22">consist of</text:span>: </text:p>
      <text:p text:style-name="P12">1) Visualizing trends in the streets of Dundee in terms of foot traffic, vehicles traffic and bicycle traffic</text:p>
      <text:p text:style-name="P12">2) <text:span text:style-name="T23">Predicting future trends with the use of a machine learning algorithm</text:span></text:p>
      <text:p text:style-name="P13">3) Being operable by non-technical people</text:p>
      <text:p text:style-name="P13">4) Complying with accessibility guidelines and requirements</text:p>
      <text:p text:style-name="P13"/>
      <text:p text:style-name="P14">User story 1:</text:p>
      <text:p text:style-name="P14">As an urban planner</text:p>
      <text:p text:style-name="P14">I want to see if Reform street has foot traffic in the evening</text:p>
      <text:p text:style-name="P14"><text:span text:style-name="T22">so</text:span> that I can decide if <text:span text:style-name="T24">there is a need to implement better street lighting</text:span></text:p>
      <text:p text:style-name="P14"/>
      <text:p text:style-name="P15">User story 2:</text:p>
      <text:p text:style-name="P15">As a policy maker</text:p>
      <text:p text:style-name="P15">I want to see how much bicycle traffic is in Hilltown </text:p>
      <text:p text:style-name="P15">so that I can decide if there is a need to build new bicycle lanes</text:p>
      <text:p text:style-name="P14"/>
      <text:p text:style-name="P15">User story 3:</text:p>
      <text:p text:style-name="P15">As an urban developer </text:p>
      <text:p text:style-name="P15">I want to see how much foot traffic Seagate has within business hours</text:p>
      <text:p text:style-name="P15">So that I can if it is a good business decision to construct new buildings for shops in there</text:p>
      <text:p text:style-name="P15"/>
      <text:p text:style-name="P16">User story 4:</text:p>
      <text:p text:style-name="P16">As an urban <text:span text:style-name="T22">planner</text:span></text:p>
      <text:p text:style-name="P16">I want to see which areas has the most vehicles traffic</text:p>
      <text:p text:style-name="P16">so that I can take measures to prevent traffic congestion</text:p>
      <text:p text:style-name="P16"/>
      <text:h text:style-name="P6" text:outline-level="1"><text:span text:style-name="T25">S</text:span>ummary of <text:span text:style-name="T25">P</text:span>rogress to <text:span text:style-name="T25">D</text:span>ate</text:h>
      <text:p text:style-name="P17"><text:span text:style-name="T26">So far, I gathered publicly available data from </text:span><text:a xlink:type="simple" xlink:href="https://data.dundeecity.gov.uk/" text:style-name="Internet_20_link" text:visited-style-name="Visited_20_Internet_20_Link"><text:span text:style-name="T26">https://data.dundeecity.gov.uk</text:span></text:a><text:span text:style-name="T26">. </text:span><text:span text:style-name="T27">Then decided on the problem to solve according to the data available. I read the content from AC41011 - Advanced Big Data Analysis module to increase my understanding on big data projects. </text:span></text:p>
      <text:p text:style-name="P18"/>
      <text:p text:style-name="P19">For data analysis, data visualization and machine learning I decided to use python with Pandas, Matplotlib and Scikit-learn libraries. The reason why I chose them is because I am familiar with them already. I used this libraries in CS51009 - Machine Learning module in the first semester. </text:p>
      <text:p text:style-name="P19"/>
      <text:p text:style-name="P19">For my IDE I decided to use Neovim <text:span text:style-name="T28">(which is a fork of Vim)</text:span> because it is lightweight and customizable. I use Quarto notebook plug-in to create Jupytr style notebooks and <text:span text:style-name="T28">render my notebooks as HTML or PDF files. </text:span></text:p>
      <text:p text:style-name="P19"/>
      <text:p text:style-name="P20">I still didn’t decide which technology I will use for my application and to render my graphics to the screen. I have 2 options that I am considering right now. First of them is PyQt which is a python wrapper for Qt framework. <text:span text:style-name="T29">The advantage of this is that it is the industry standard and </text:span><text:soft-page-break/><text:span text:style-name="T29">it can communicate better with my python code for data visualization</text:span>. Second option is a game engine called Godot. Even though Godot is a game engine, it is possible to build powerful GUI apps with it. <text:span text:style-name="T29">Advantages of this is that I am familiar with it, it can allow 3D graphics if needed and it is easier to port to other platforms such as web or mobile.</text:span></text:p>
      <text:p text:style-name="P16"/>
      <text:h text:style-name="P6" text:outline-level="1">Personal <text:span text:style-name="T9">R</text:span>eflection</text:h>
      <text:p text:style-name="P21">My personal opinion is that there is always room to improvement. <text:span text:style-name="T9">Still, I think I am in a good place. I am on track for what I want to achieve. The initial challenge was exploring the data available and find a problem to solve. </text:span><text:span text:style-name="T18">At this point I have a pretty solid understanding of what my dataset is like and what problem I want to solve. </text:span><text:span text:style-name="T7">Among the tasks I have done so far </text:span><text:span text:style-name="T18">I am most happy </text:span><text:span text:style-name="T7">with deciding </text:span><text:span text:style-name="T18">which problem to solve.</text:span></text:p>
      <text:h text:style-name="P22" text:outline-level="1"><text:span text:style-name="T30">S</text:span><text:span text:style-name="T3">ummary of </text:span><text:span text:style-name="T30">P</text:span><text:span text:style-name="T3">lans</text:span></text:h>
      <text:p text:style-name="P23">I plan to build a desktop application <text:span text:style-name="T31">in</text:span> accord<text:span text:style-name="T31">ance</text:span> <text:span text:style-name="T31">with</text:span> the requirements section above. I also plan to incorporate more datasets to my analysis, for example a dataset about weather, a dataset for bank holidays etc <text:span text:style-name="T31">for better precision</text:span>. <text:span text:style-name="T20">I also plan to research and create a document to shape my design according to WCAG2ICT, which provides a detailed description </text:span><text:span text:style-name="T31">based on</text:span><text:span text:style-name="T20"> WCAG success criteria </text:span><text:span text:style-name="T31">but for</text:span><text:span text:style-name="T20"> desktop applications.</text:span></text:p>
      <text:p text:style-name="P24"/>
      <table:table table:name="Plan" table:style-name="Plan" table:template-name="Box List Blue">
        <table:table-column table:style-name="Plan.A"/>
        <table:table-column table:style-name="Plan.B"/>
        <table:table-row>
          <table:table-cell table:style-name="Plan.A1" office:value-type="string">
            <text:p text:style-name="P25">Week</text:p>
          </table:table-cell>
          <table:table-cell table:style-name="Plan.A1" office:value-type="string">
            <text:p text:style-name="P25">Task</text:p>
          </table:table-cell>
        </table:table-row>
        <table:table-row>
          <table:table-cell table:style-name="Plan.A2" office:value-type="string">
            <text:p text:style-name="P26">Week 1</text:p>
          </table:table-cell>
          <table:table-cell table:style-name="Plan.B2" office:value-type="string">
            <text:p text:style-name="P27">Read <text:span text:style-name="T20">WCAG2ICT </text:span>guidelines<text:span text:style-name="T20"> </text:span>and create a guiding document to be used for the rest of the project.</text:p>
          </table:table-cell>
        </table:table-row>
        <table:table-row>
          <table:table-cell table:style-name="Plan.A3" office:value-type="string">
            <text:p text:style-name="P26">Week 2</text:p>
          </table:table-cell>
          <table:table-cell table:style-name="Plan.B3" office:value-type="string">
            <text:p text:style-name="P27">Format, and clean the data.</text:p>
          </table:table-cell>
        </table:table-row>
        <table:table-row>
          <table:table-cell table:style-name="Plan.A2" office:value-type="string">
            <text:p text:style-name="P26">Week 3</text:p>
          </table:table-cell>
          <table:table-cell table:style-name="Plan.B2" office:value-type="string">
            <text:p text:style-name="P28">Build the basic app with tab navigation.</text:p>
          </table:table-cell>
        </table:table-row>
        <table:table-row>
          <table:table-cell table:style-name="Plan.A3" office:value-type="string">
            <text:p text:style-name="P26">Week 4</text:p>
          </table:table-cell>
          <table:table-cell table:style-name="Plan.B3" office:value-type="string">
            <text:p text:style-name="P28">Embedding map and building the UI for the map tab.</text:p>
          </table:table-cell>
        </table:table-row>
        <table:table-row>
          <table:table-cell table:style-name="Plan.A2" office:value-type="string">
            <text:p text:style-name="P26">Week 5</text:p>
          </table:table-cell>
          <table:table-cell table:style-name="Plan.B2" office:value-type="string">
            <text:p text:style-name="P28">Incorporate and format additional datasets</text:p>
          </table:table-cell>
        </table:table-row>
        <table:table-row>
          <table:table-cell table:style-name="Plan.A3" office:value-type="string">
            <text:p text:style-name="P26">Week 6</text:p>
          </table:table-cell>
          <table:table-cell table:style-name="Plan.B3" office:value-type="string">
            <text:p text:style-name="P28">Finish the map tab</text:p>
          </table:table-cell>
        </table:table-row>
        <table:table-row>
          <table:table-cell table:style-name="Plan.A2" office:value-type="string">
            <text:p text:style-name="P26">Week 7</text:p>
          </table:table-cell>
          <table:table-cell table:style-name="Plan.B2" office:value-type="string">
            <text:p text:style-name="P28">Start ML development</text:p>
          </table:table-cell>
        </table:table-row>
        <table:table-row>
          <table:table-cell table:style-name="Plan.A3" office:value-type="string">
            <text:p text:style-name="P26">Week 8</text:p>
          </table:table-cell>
          <table:table-cell table:style-name="Plan.B3" office:value-type="string">
            <text:p text:style-name="P28">Improve ML <text:span text:style-name="T32">model</text:span></text:p>
          </table:table-cell>
        </table:table-row>
        <table:table-row>
          <table:table-cell table:style-name="Plan.A2" office:value-type="string">
            <text:p text:style-name="P26">Week 9</text:p>
          </table:table-cell>
          <table:table-cell table:style-name="Plan.B2" office:value-type="string">
            <text:p text:style-name="P29">Implement ML tab UI</text:p>
          </table:table-cell>
        </table:table-row>
        <table:table-row>
          <table:table-cell table:style-name="Plan.A3" office:value-type="string">
            <text:p text:style-name="P26">Week 10</text:p>
          </table:table-cell>
          <table:table-cell table:style-name="Plan.B3" office:value-type="string">
            <text:p text:style-name="P29">Refine UI and implement accessibility features</text:p>
          </table:table-cell>
        </table:table-row>
        <table:table-row>
          <table:table-cell table:style-name="Plan.A2" office:value-type="string">
            <text:p text:style-name="P26">Week 11</text:p>
          </table:table-cell>
          <table:table-cell table:style-name="Plan.B2" office:value-type="string">
            <text:p text:style-name="P29">Final bug fixes and final refinement</text:p>
          </table:table-cell>
        </table:table-row>
        <table:table-row>
          <table:table-cell table:style-name="Plan.A13" office:value-type="string">
            <text:p text:style-name="P26">Week 12</text:p>
          </table:table-cell>
          <table:table-cell table:style-name="Plan.B13" office:value-type="string">
            <text:p text:style-name="P30">Write <text:span text:style-name="T32">final </text:span>report</text:p>
          </table:table-cell>
        </table:table-row>
      </table:table>
      <text:h text:style-name="P31" text:outline-level="1">Potential Risks</text:h>
      <text:p text:style-name="P32">Some of the months are missing in the dataset. This can lead to inaccuracies with the machine learning model and statistical analysis. This inaccuracies can lead to wrong policy decisions and wrong investment decisions.</text:p>
      <text:p text:style-name="P32">This application aims to predict foot <text:span text:style-name="T33">and vehicle</text:span> traffic. Malicious actors can take advantage of the information presen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Characters" style:display-name="Footnote Characters" style:family="text"/>
    <style:style style:name="Endnote_20_Characters" style:display-name="End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3T18:46:55.159183199</meta:creation-date>
    <meta:generator>LibreOffice/25.2.6.2$Linux_X86_64 LibreOffice_project/520$Build-2</meta:generator>
    <dc:date>2026-01-31T21:59:09.984667319</dc:date>
    <meta:editing-duration>PT2H49M25S</meta:editing-duration>
    <meta:editing-cycles>11</meta:editing-cycles>
    <meta:document-statistic meta:table-count="1" meta:image-count="0" meta:object-count="0" meta:page-count="3" meta:paragraph-count="68" meta:word-count="1196" meta:character-count="6878" meta:non-whitespace-character-count="5741"/>
  </office:meta>
</office:document-meta>
</file>